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c5845" officeooo:paragraph-rsid="000c5845"/>
    </style:style>
    <style:style style:name="P2" style:family="paragraph" style:parent-style-name="Standard">
      <style:text-properties fo:language="ru" fo:country="RU" officeooo:rsid="000de593" officeooo:paragraph-rsid="000de593"/>
    </style:style>
    <style:style style:name="P3" style:family="paragraph" style:parent-style-name="Standard">
      <style:text-properties fo:font-size="15pt" fo:language="ru" fo:country="RU" fo:font-weight="bold" officeooo:rsid="000c5845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language="ru" fo:country="RU" fo:font-weight="bold" officeooo:rsid="000c5845" officeooo:paragraph-rsid="000c5845" style:font-size-asian="15pt" style:font-weight-asian="bold" style:font-size-complex="15pt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eabfe"/>
    </style:style>
    <style:style style:name="T3" style:family="text">
      <style:text-properties officeooo:rsid="000c588f"/>
    </style:style>
    <style:style style:name="T4" style:family="text">
      <style:text-properties officeooo:rsid="000de5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Шапка сайта:</text:p>
      <text:p text:style-name="P1">Такая же как на главной странице + все отдельные страницы</text:p>
      <text:p text:style-name="P1"/>
      <text:p text:style-name="P1">Слева логотип клуба</text:p>
      <text:p text:style-name="P1"/>
      <text:p text:style-name="P1">О нас(модель<text:span text:style-name="T1">=</text:span>участники) <text:span text:style-name="T2">members</text:span></text:p>
      <text:p text:style-name="P1">Правила Игры (модель <text:span text:style-name="T1">= </text:span>текст с фиим) <text:span text:style-name="T4">может и не нужно модель с БД</text:span></text:p>
      <text:p text:style-name="P1">Фото и видео (модель <text:span text:style-name="T1">= </text:span>медиа файлы) </text:p>
      <text:p text:style-name="P1">Новости (модель <text:span text:style-name="T1">= </text:span>колонки текста + фото)</text:p>
      <text:p text:style-name="P1">Контакты </text:p>
      <text:p text:style-name="P1"/>
      <text:p text:style-name="P4">Низ сайта:</text:p>
      <text:p text:style-name="P1">дублирование меню шапки</text:p>
      <text:p text:style-name="P1">-о нас</text:p>
      <text:p text:style-name="P1">-правила игры</text:p>
      <text:p text:style-name="P1">-контакты</text:p>
      <text:p text:style-name="P1">Мы в соцсетях</text:p>
      <text:p text:style-name="P1">-сслыка на инстаграмм</text:p>
      <text:p text:style-name="P1">-ссылка на телеграмм</text:p>
      <text:p text:style-name="P1"/>
      <text:p text:style-name="P1">создатель сайта<text:span text:style-name="T3">(разработка и дизайн сайта)</text:span>, все права защищены</text:p>
      <text:p text:style-name="P1"/>
      <text:p text:style-name="P1"/>
      <text:p text:style-name="P4">Главная страница:</text:p>
      <text:p text:style-name="P1">Слева логотип, <text:span text:style-name="T4">+ шапка сайта</text:span></text:p>
      <text:p text:style-name="P1">По центру фото на весь экран (можно чередующиеся перелистывающиеся фото)</text:p>
      <text:p text:style-name="P2">Ниже новости</text:p>
      <text:p text:style-name="P2">Низ сайта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4T18:49:08.921000000</dc:date>
    <meta:editing-duration>PT10H3M2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2" meta:word-count="95" meta:character-count="584" meta:non-whitespace-character-count="509"/>
  </office:meta>
</office:document-meta>
</file>